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readin;</text:p>
      <text:p text:style-name="Standard">import java.io.FileWriter;</text:p>
      <text:p text:style-name="Standard">import java.io.*;</text:p>
      <text:p text:style-name="Standard">import java.io.IOException;</text:p>
      <text:p text:style-name="Standard">import java.io.RandomAccessFile;</text:p>
      <text:p text:style-name="Standard">import java.net.*;</text:p>
      <text:p text:style-name="Standard"></text:p>
      <text:p text:style-name="Standard"></text:p>
      <text:p text:style-name="Standard">public class Readinterface {</text:p>
      <text:p text:style-name="Standard"></text:p>
      <text:p text:style-name="Standard"><text:tab/>/**</text:p>
      <text:p text:style-name="Standard"><text:tab/> * @param args</text:p>
      <text:p text:style-name="Standard"><text:tab/> */</text:p>
      <text:p text:style-name="Standard"><text:tab/>public static void main(String[] args) {</text:p>
      <text:p text:style-name="Standard"><text:tab/><text:tab/>// TODO Auto-generated method stub</text:p>
      <text:p text:style-name="Standard"></text:p>
      <text:p text:style-name="Standard"><text:tab/><text:tab/> <text:s text:c="2"/></text:p>
      <text:p text:style-name="Standard"></text:p>
      <text:p text:style-name="Standard"></text:p>
      <text:p text:style-name="Standard"><text:tab/> <text:s text:c="6"/>String strUrl = "http://sina.com"; <text:s text:c="7"/></text:p>
      <text:p text:style-name="Standard"><text:tab/> <text:s text:c="2"/>try { </text:p>
      <text:p text:style-name="Standard"><text:tab/> <text:s text:c="13"/>URL url = new URL(strUrl); <text:s text:c="28"/></text:p>
      <text:p text:style-name="Standard"><text:tab/>InputStreamReader isr = new InputStreamReader(url.openStream(), <text:s text:c="20"/>"utf-8"); </text:p>
      <text:p text:style-name="Standard"></text:p>
      <text:p text:style-name="Standard"><text:tab/> <text:s text:c="13"/>BufferedReader br = new BufferedReader(isr); <text:s text:c="12"/></text:p>
      <text:p text:style-name="Standard"><text:tab/> <text:s text:c="4"/>while (br.readLine() != null) { <text:s text:c="15"/></text:p>
      <text:p text:style-name="Standard"><text:tab/> <text:s text:c="3"/><text:tab/> System.out.println(br.readLine()); <text:s text:c="11"/></text:p>
      <text:p text:style-name="Standard"><text:tab/> } <text:s text:c="10"/></text:p>
      <text:p text:style-name="Standard"><text:tab/> <text:s/>br.close(); <text:s text:c="6"/></text:p>
      <text:p text:style-name="Standard"><text:tab/> } catch (IOException e)</text:p>
      <text:p text:style-name="Standard"><text:tab/> { <text:s text:c="10"/></text:p>
      <text:p text:style-name="Standard"><text:tab/> <text:s text:c="7"/>e.printStackTrace(); <text:s text:c="2"/></text:p>
      <text:p text:style-name="Standard"><text:tab/> <text:s text:c="5"/>} <text:s text:c="2"/></text:p>
      <text:p text:style-name="Standard"><text:tab/> <text:s/>}</text:p>
      <text:p text:style-name="Standard"><text:tab/><text:tab/></text:p>
      <text:p text:style-name="Standard"><text:tab/>}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S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SG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xc </meta:initial-creator>
    <meta:creation-date>2012-05-06T10:43:33</meta:creation-date>
    <meta:generator>LibreOffice/3.5$Linux_x86 LibreOffice_project/350m1$Build-202</meta:generator>
    <dc:date>2012-05-06T10:47:13</dc:date>
    <dc:creator>jxc </dc:creator>
    <meta:editing-duration>P0D</meta:editing-duration>
    <meta:editing-cycles>1</meta:editing-cycles>
    <meta:document-statistic meta:table-count="0" meta:image-count="0" meta:object-count="0" meta:page-count="1" meta:paragraph-count="38" meta:word-count="71" meta:character-count="834" meta:non-whitespace-character-count="517"/>
  </office:meta>
</office:document-meta>
</file>